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sans-serif, 'Apple Color Emoji', 'Segoe UI Emoji', 'Segoe UI Symbol'"/>
  </office:font-face-decls>
  <office:automatic-styles>
    <style:style style:name="P1" style:family="paragraph" style:parent-style-name="Standard">
      <style:text-properties fo:font-weight="normal" officeooo:rsid="003d33b5" officeooo:paragraph-rsid="002848cd" style:font-weight-asian="normal" style:font-weight-complex="normal"/>
    </style:style>
    <style:style style:name="P2" style:family="paragraph" style:parent-style-name="Text_20_body">
      <style:text-properties fo:font-weight="normal" officeooo:rsid="003d33b5" officeooo:paragraph-rsid="002848cd" style:font-weight-asian="normal" style:font-weight-complex="normal"/>
    </style:style>
    <style:style style:name="P3" style:family="paragraph" style:parent-style-name="Text_20_body">
      <style:text-properties officeooo:paragraph-rsid="00400d6a"/>
    </style:style>
    <style:style style:name="P4" style:family="paragraph" style:parent-style-name="Text_20_body">
      <style:text-properties officeooo:rsid="00400d6a" officeooo:paragraph-rsid="00400d6a"/>
    </style:style>
    <style:style style:name="P5" style:family="paragraph" style:parent-style-name="Text_20_body">
      <style:text-properties officeooo:rsid="004134a5" officeooo:paragraph-rsid="004134a5"/>
    </style:style>
    <style:style style:name="P6" style:family="paragraph" style:parent-style-name="Text_20_body">
      <style:text-properties officeooo:paragraph-rsid="004134a5"/>
    </style:style>
    <style:style style:name="P7" style:family="paragraph" style:parent-style-name="Text_20_body">
      <style:text-properties officeooo:paragraph-rsid="0042f33e"/>
    </style:style>
    <style:style style:name="P8" style:family="paragraph" style:parent-style-name="Text_20_body">
      <style:text-properties officeooo:rsid="004322bc" officeooo:paragraph-rsid="004a0804"/>
    </style:style>
    <style:style style:name="P9" style:family="paragraph" style:parent-style-name="Text_20_body">
      <style:text-properties officeooo:rsid="00441fd5" officeooo:paragraph-rsid="00441fd5"/>
    </style:style>
    <style:style style:name="P10" style:family="paragraph" style:parent-style-name="Text_20_body">
      <style:text-properties officeooo:paragraph-rsid="004b6ae6"/>
    </style:style>
    <style:style style:name="T1" style:family="text">
      <style:text-properties officeooo:rsid="00400d6a"/>
    </style:style>
    <style:style style:name="T2" style:family="text">
      <style:text-properties officeooo:rsid="004134a5"/>
    </style:style>
    <style:style style:name="T3" style:family="text">
      <style:text-properties officeooo:rsid="0042f33e"/>
    </style:style>
    <style:style style:name="T4" style:family="text">
      <style:text-properties officeooo:rsid="004322bc"/>
    </style:style>
    <style:style style:name="T5" style:family="text">
      <style:text-properties officeooo:rsid="00441fd5"/>
    </style:style>
    <style:style style:name="T6" style:family="text">
      <style:text-properties officeooo:rsid="0044e557"/>
    </style:style>
    <style:style style:name="T7" style:family="text">
      <style:text-properties officeooo:rsid="0045996e"/>
    </style:style>
    <style:style style:name="T8" style:family="text">
      <style:text-properties officeooo:rsid="0048b9a6"/>
    </style:style>
    <style:style style:name="T9" style:family="text">
      <style:text-properties officeooo:rsid="004a0804"/>
    </style:style>
    <style:style style:name="T10" style:family="text">
      <style:text-properties officeooo:rsid="004b6ae6"/>
    </style:style>
    <style:style style:name="T11" style:family="text">
      <style:text-properties officeooo:rsid="004bde5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e proposed to study a recently discovered phenomenon called ‘flash’ whereby a crystal is placed under a moderate electric field at high temperature. At fixed temperature, increasing the E-field over a critical value results in a sudden drop in the resistivity of the crystal and a metallic current begins to flow. Alternatively, we can hold the E-field fixed and raise the temperature over a critical value. Once the resistivity drops, a metallic current begins to flow and the material emits light (“flashes”) in a electroluminescence-like phenomenon. Flash occurs in many materials under a wide range of conditions. To date, flash is more-or-less completely enigmatic.</text:p>
      <text:p text:style-name="Text_20_body">We planned diffuse neutron scattering experiments to the examine the structure of a crystal during flash. Our primary goals were (i) to extend what is known about flash to a technologically relevant material, relaxor PMNPT, (ii) to study the effect of simultaneous E-field and B-field, and (iii) to develop non-equilibrium models for the physics of flash based on what is learned in steps (i) and (ii). To some extent, we have addressed or begun addressing each of these goals. For all of them, we have actionable plans for how to continue to study these problems in the future.</text:p>
      <text:p text:style-name="P3">In the case of (i), we performed in-situ neutron diffuse scattering measurements for PMNPT <text:span text:style-name="T1">and several other samples: </text:span><text:span text:style-name="T2">SrTiO3, TiO2 with different flash conditions, and La2CuO4 (which broke during the experiment)</text:span>. <text:span text:style-name="T1">These results were discussed extensively in the mid-progress report, so I will </text:span><text:span text:style-name="T2">only</text:span><text:span text:style-name="T1"> </text:span><text:span text:style-name="T2">briefly</text:span><text:span text:style-name="T1"> summarize them here. </text:span>These experiments were more-or-less null (as discussed in the mid-project report). In <text:span text:style-name="T1">short, for</text:span> PMNPT and SrTiO3 there was no visible diffuse scattering suggesting either the absence of defects (unlikely), uncorrelated defects (possible), or that defects formed only near the surface of samples these samples <text:span text:style-name="T2">(likely)</text:span>. In TiO2, diffuse scattering suggested the formation of bulk Wadsley defects (these data support earlier results that we are publishing). A reasonable course of action to identify defects near the surface would be X-ray diffuse scattering, <text:span text:style-name="T1">though this will be complicated by the low sensitivity of X-rays to oxygen. </text:span><text:span text:style-name="T6">I may attempt this in the future.</text:span></text:p>
      <text:p text:style-name="P4">Our diffuse scattering results on TiO2 are consistent with our hypothesis (that is shared by others in the field) that the formation of oxygen defects is relevant for flash. On the other hand, the absence of diffuse scattering in <text:span text:style-name="T6">the </text:span>other samples <text:span text:style-name="T6">we measured</text:span> doesn’t support this. However, the<text:span text:style-name="T6">se</text:span> null-results don’t necessarily contradict this hypothesis either. As mentioned above, it may be possible that oxygen <text:span text:style-name="T9">defects exist, but are </text:span>random<text:span text:style-name="T6">ly distributed</text:span> or only <text:span text:style-name="T9">present near the</text:span> surface <text:span text:style-name="T6">(in either case, we wouldn’t see this with neutron scattering)</text:span>.</text:p>
      <text:p text:style-name="P5"><text:span text:style-name="T6">An</text:span> interesting result <text:span text:style-name="T9">(</text:span><text:span text:style-name="T6">from </text:span><text:span text:style-name="T9">data on</text:span><text:span text:style-name="T6"> </text:span>TiO2<text:span text:style-name="T9">)</text:span> is that, while the shape of diffuse scattering isn’t affected by the in-situ current, the magnitude of diffuse scattering is (see additional material). Moreover, Bragg peaks are correlated with current density. We were able to use the integrated Bragg peaks vs. current to estimate the temperature of in-situ flashing samples (see additional material and see below). This latter result serves a good proof of concept for follow up inelastic scattering experiments <text:span text:style-name="T6">that </text:span>we have planned later this year to more precisely measure the temperature. <text:span text:style-name="T9">Moreover, it shows that we can use these in-situ measurements to understand the non-equilibrium physics of flash.</text:span></text:p>
      <text:p text:style-name="P5">A side-effect of the experiments at ORNL is that we noticed a non-trivial change in the flash conditions when the sample is <text:span text:style-name="T3">flashed </text:span>in vacuum (the in-situ furnaces at ORNL <text:span text:style-name="T9">at high</text:span> vacuum). Inspired by this, I oversaw the procurement of a vacuum tube furnace <text:span text:style-name="T3">by our lab </text:span>at the University of Colorado Boulder (CU). I designed modifications to the furnace that enabled using <text:span text:style-name="T3">a </text:span>custom (also designed by me!<text:span text:style-name="T10">)</text:span> flash <text:soft-page-break/>stick at CU. <text:span text:style-name="T3">My lab mates are currently making heavy use of this to explore the role of sample environment on the physics of flash. </text:span><text:span text:style-name="T10">Moreover, </text:span>I have plans to measure the light emission spectrum <text:span text:style-name="T3">vs. sample environment</text:span> and <text:span text:style-name="T3">to</text:span> do in-situ Raman measurements in the vacuum furnace at CU, among other things. <text:span text:style-name="T7">I will graduate this Fall (2024) and </text:span><text:span text:style-name="T3">will re-join my group as post-doc </text:span><text:span text:style-name="T7">to </text:span><text:span text:style-name="T3">continue this work.</text:span></text:p>
      <text:p text:style-name="P6"><text:span text:style-name="T1">Regarding the simultaneous E- and B-field: </text:span><text:span text:style-name="T3">m</text:span>y lab mates at the University of Colorado (CU) did preliminary testing on the affect of B-field during flash. <text:span text:style-name="T3">The</text:span> original<text:span text:style-name="T10">ly</text:span> <text:span text:style-name="T3">published </text:span>experiment used an EM-coil; we attempted to replicate the experiment with a permanent magnet. We found no affect due to magnetic field. We supposed that the coil simply acts as a heating element rather than the B-field being significant. Currently, my lab mates are trying to replicate the experiment using a coil and I will participate in th<text:span text:style-name="T7">is</text:span> work in the future. <text:span text:style-name="T10">So far, the reported experimental set up doesn’t agree with the claimed physics and we are skeptical of this effect.</text:span> Based on our own inconclusive results with B-field, and considering the technical complexity of a simultaneous E- and B-field apparatus, we decided not to pursue such a device at this time. Rather, we used our funds to invest in a new in-situ E-field apparatus to use at the HFIR source at ORNL for triple-axis neutron scattering experiments. <text:span text:style-name="T10">We commissioned the ORNL </text:span>sample-environment team <text:span text:style-name="T10">to </text:span>designed <text:span text:style-name="T10">the new sample stick</text:span> and <text:span text:style-name="T10">we </text:span>paid to have it manufactured (<text:span text:style-name="T10">completed in </text:span>March 2024). The goal of this new sample stick is to study the non-equilibrium dynamics during flash. <text:span text:style-name="T10">In the future, i</text:span>f we can independently prove that the B-field is significant <text:span text:style-name="T7">(which my group is trying to do with our in-house vacuum furnace at CU)</text:span>, we <text:span text:style-name="T7">will </text:span>commission a new stick <text:span text:style-name="T3">and will apply for beam time through the usual channels</text:span>.</text:p>
      <text:p text:style-name="P10"><text:span text:style-name="T10">To some extent, we were able </text:span>to make claims about non-equilibrium physics during flash. Specifically, we are able to estimate to the temperature of the in-situ flashing sample <text:span text:style-name="T10">based on our neutron scattering measurements</text:span>. See the additional material for details. Currently, the temperature of an in-situ sample is completely unknown and attempts to measure it are dubious: some groups have measured the light spectrum and fit it as a black body. This is a poor approximation (the crystals are not close to perfect black bodies and also exhibit absorption/emission lines). Due to data quality limitations, our estimate <text:span text:style-name="T4">is</text:span> not better, but does serve as a good proof of concept for follow up experiments. </text:p>
      <text:p text:style-name="P10"><text:span text:style-name="T10">To that end, w</text:span>e have submitted (accepted) proposals to ARCS at the SNS and TAX at HFIR to do inelastic scattering measurements <text:span text:style-name="T10">using the in-situ apparatuses we commissioned.</text:span> <text:span text:style-name="T10">Being able to accurately measure the temperature and, more importantly, correlate it with the current density will provide valuable insight on flash. </text:span>The <text:span text:style-name="T10">specific </text:span>goals are (a) to look for significant changes in the phonon spectra during flash and (b) to measure the temperature via the phonon populations. <text:span text:style-name="T3">For (a) </text:span><text:span text:style-name="T4">we are interested in either changes in phonon energies or phonon line-shapes as well the appearance of new peaks. </text:span><text:span text:style-name="T5">Changes in p</text:span><text:span text:style-name="T8">honon</text:span><text:span text:style-name="T5"> energies and widths </text:span><text:span text:style-name="T8">are</text:span><text:span text:style-name="T5"> directly related to interactions between electrons and phonons, or electrons and photons (the E-field), enabling us to directly relate the experiment to non-equil</text:span><text:span text:style-name="T8">i</text:span><text:span text:style-name="T5">brium models for the physics. Most likely, the former is the most important effect since there is a large current flowing </text:span><text:span text:style-name="T8">during flash</text:span><text:span text:style-name="T5">. On the other hand, if new peaks show up in the spectrum, this implies a change in the structure (i.e. a change in the atomic displacement pattern). While not a direct probe of the non-equilibrium dynamics, this is an interesting result </text:span><text:span text:style-name="T8">if observed</text:span><text:span text:style-name="T5">. </text:span></text:p>
      <text:p text:style-name="P9">For (b), we want a way to precisely measure the temperature. Phonons are Bosons, so follow the Bose-Einstein distribution. i.e., the intensity of peaks in the neutron spectrum is related to the temperature of the sample. While flashing, the temperature of the sample <text:span text:style-name="T8">increases</text:span> (Joule heating). We have <text:soft-page-break/>(successfully) proposed to very carefully measure the peak heights on both ARCS and TAX at ORNL. These experiments will be completed this year. <text:span text:style-name="T8">We mention that we attempted a related experiment on ARCS in June 2024 that was unsuccessful due to equipment failure </text:span><text:span text:style-name="T11">(part of the spectrometer wouldn’t move into place).</text:span><text:span text:style-name="T8"> </text:span><text:span text:style-name="T11">T</text:span><text:span text:style-name="T8">his was discussed in detail in the mid-project report, so I won’t belabor it here. </text:span></text:p>
      <text:p text:style-name="P8">We <text:span text:style-name="T9">have</text:span> also attempted to <text:span text:style-name="T5">use our diffuse scattering data to</text:span> refine the structure <text:span text:style-name="T9">of TiO2 </text:span>during flash and correlate any in-situ structural changes with flash. <text:span text:style-name="T9">i.e. we want to ‘fit’ the real Bragg scattering intensities by letting atomic displacements in the unitcell be free parameters. Note, we haven’t attempted this for PMNPT or SrTiO3 yet since TiO2 is proving more fruitful overall. I will look into the other datasets when we have finished with TiO2. Refining the structure </text:span>involve<text:span text:style-name="T9">s</text:span> integrating Bragg peaks <text:span text:style-name="T9">from the diffuse scattering data</text:span>. Unfortunately, the Bragg peak intensities <text:span text:style-name="T9">are</text:span> too noisy to make any <text:span text:style-name="T9">significant </text:span>progress. The poor data quality <text:span text:style-name="T9">is </text:span>due to ‘wobble’; it is very difficult to center a sample in the in-situ apparatus and, while rotating the sample during scattering measurements, the sample ‘wobbles’ around the axis of rotation. The <text:span text:style-name="T9">resulting </text:span>displacement in the sample position <text:span text:style-name="T9">apparently</text:span> has a significant effect on the Bragg peak <text:span text:style-name="T9">intensities</text:span>. <text:span text:style-name="T9">Still, we are able to use the trend in peak intensities with current to estimate the temperature (see additional materials). </text:span></text:p>
      <text:p text:style-name="P7"/>
      <text:p text:style-name="Text_20_body"/>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sans-serif, 'Apple Color Emoji',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0T13:22:46.989282961</meta:creation-date>
    <dc:date>2024-05-23T13:58:18.222404254</dc:date>
    <meta:editing-duration>PT4H33M36S</meta:editing-duration>
    <meta:editing-cycles>21</meta:editing-cycles>
    <meta:generator>LibreOffice/7.3.7.2$Linux_X86_64 LibreOffice_project/30$Build-2</meta:generator>
    <meta:document-statistic meta:table-count="0" meta:image-count="0" meta:object-count="0" meta:page-count="3" meta:paragraph-count="11" meta:word-count="1529" meta:character-count="9473" meta:non-whitespace-character-count="7951"/>
  </office:meta>
</office:document-meta>
</file>